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7"/>
      <text:p text:style-name="P7">Presentació assignatura</text:p>
      <text:p text:style-name="P12">Comentem web assignatura</text:p>
      <text:p text:style-name="P17">Comentem unitats </text:p>
      <text:list xml:id="list3242228403334191003" text:style-name="L1">
        <text:list-item>
          <text:p text:style-name="P26"><text:a xlink:type="simple" xlink:href="https://paulinoposada.github.io/web_e/web_e_2425/documents/apunts/unitat_1_ley_ohm/e_apunts_ud_1_1_gs.pdf">1.1 Circuit elèctric</text:a></text:p>
        </text:list-item>
        <text:list-item>
          <text:p text:style-name="P26"><text:a xlink:type="simple" xlink:href="https://paulinoposada.github.io/web_e/web_e_2425/documents/apunts/unitat_1_ley_ohm/e_apunts_ud_1_2_gs.pdf">1.2 Llei d'ohm</text:a></text:p>
        </text:list-item>
        <text:list-item>
          <text:p text:style-name="P26"><text:a xlink:type="simple" xlink:href="https://paulinoposada.github.io/web_e/web_e_2425/documents/apunts/unitat_2_seguridad/e_apunts_ud_2_1_gs.pdf">2 Seguretat</text:a></text:p>
        </text:list-item>
        <text:list-item>
          <text:p text:style-name="P2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2"/>
      <text:p text:style-name="P12"/>
      <text:p text:style-name="P3">Di<text:span text:style-name="T3">jous</text:span><text:tab/><text:tab/><text:tab/><text:tab/>2<text:span text:style-name="T3">6</text:span>/09/2<text:span text:style-name="T1">4</text:span></text:p>
      <text:p text:style-name="P8"/>
      <text:p text:style-name="P13">Comentem </text:p>
      <text:list xml:id="list7271213182420404534" text:style-name="L2">
        <text:list-item>
          <text:p text:style-name="P2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3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8"/>
      <text:p text:style-name="P18"/>
      <text:p text:style-name="P4">Di<text:span text:style-name="T5">vendres</text:span><text:tab/><text:tab/><text:tab/>2<text:span text:style-name="T5">7</text:span>/09/2<text:span text:style-name="T1">4</text:span></text:p>
      <text:p text:style-name="P9"/>
      <text:p text:style-name="P14">Comentem </text:p>
      <text:list xml:id="list195458869384428" text:continue-numbering="true" text:style-name="L2">
        <text:list-item>
          <text:p text:style-name="P2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9"/>
      <text:p text:style-name="P19">Comentem <text:s/></text:p>
      <text:list xml:id="list195457509335360" text:continue-list="list3242228403334191003" text:style-name="L1">
        <text:list-item>
          <text:p text:style-name="P3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31">Programa de simulació Cade Simu</text:p>
        </text:list-item>
      </text:list>
      <text:p text:style-name="P14"/>
      <text:p text:style-name="P1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9"/>
      <text:p text:style-name="P14">Comentem </text:p>
      <text:list xml:id="list8422295817389738039" text:style-name="L3">
        <text:list-item>
          <text:p text:style-name="P3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3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37">Baixem al taller i comentem connexió font d'alimentació de PC que utilitzarem per les pràctiques de cc.</text:p>
          <text:p text:style-name="P38"><text:s/></text:p>
        </text:list-item>
      </text:list>
      <text:p text:style-name="P19"/>
      <text:p text:style-name="P19"/>
      <text:p text:style-name="P2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9"/>
      <text:p text:style-name="P14">Comentem </text:p>
      <text:list xml:id="list195458873253768" text:continue-numbering="true" text:style-name="L3">
        <text:list-item>
          <text:p text:style-name="P41">Baixem al taller i feim practiques amb circuits pont.</text:p>
        </text:list-item>
      </text:list>
      <text:p text:style-name="P23"/>
      <text:p text:style-name="P2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0"/>
      <text:p text:style-name="P20">Comentem <text:s/></text:p>
      <text:list xml:id="list195459569344100" text:continue-list="list195457509335360" text:style-name="L1">
        <text:list-item>
          <text:p text:style-name="P3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32"/>
        </text:list-item>
      </text:list>
      <text:p text:style-name="P15"/>
      <text:p text:style-name="P1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0"/>
      <text:p text:style-name="P15">Comentem </text:p>
      <text:list xml:id="list5881770880172082303" text:style-name="L4">
        <text:list-item>
          <text:p text:style-name="P42">Comentem pràctica Wheatstone amb dos diodes, corrent per la diagonal en els següents casos: </text:p>
          <text:p text:style-name="P42">cas 1: potenciòmetre a màxima resistència </text:p>
          <text:p text:style-name="P42">cas 2: potenciòmetre a resistència igual a R3</text:p>
          <text:p text:style-name="P42">cas 3: potenciòmetrea a mínima resistència</text:p>
        </text:list-item>
        <text:list-item>
          <text:p text:style-name="P3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42"/>
          <text:p text:style-name="P39"><text:s/></text:p>
        </text:list-item>
      </text:list>
      <text:p text:style-name="P20"/>
      <text:p text:style-name="P2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0"/>
      <text:p text:style-name="P15">Comentem </text:p>
      <text:list xml:id="list195459569134535" text:continue-numbering="true" text:style-name="L4">
        <text:list-item>
          <text:p text:style-name="P3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1"/>
      <text:p text:style-name="P21">Comentem <text:s/></text:p>
      <text:list xml:id="list195458623856003" text:continue-list="list195459569344100" text:style-name="L1">
        <text:list-item>
          <text:p text:style-name="P3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33"/>
        </text:list-item>
      </text:list>
      <text:p text:style-name="P16"/>
      <text:p text:style-name="P1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1"/>
      <text:p text:style-name="P16">Comentem </text:p>
      <text:list xml:id="list9001939606254725609" text:style-name="L5">
        <text:list-item>
          <text:p text:style-name="P44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44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43"/>
          <text:p text:style-name="P40"><text:s/></text:p>
        </text:list-item>
      </text:list>
      <text:p text:style-name="P21"/>
      <text:p text:style-name="P21"/>
      <text:p text:style-name="P6"/>
      <text:p text:style-name="P48">Di<text:span text:style-name="T5">vendres</text:span><text:tab/><text:tab/><text:tab/><text:span text:style-name="T8">18</text:span>/<text:span text:style-name="T6">10</text:span>/2<text:span text:style-name="T1">4</text:span></text:p>
      <text:p text:style-name="P11"/>
      <text:p text:style-name="P16">Comentem </text:p>
      <text:list xml:id="list195458520141730" text:continue-numbering="true" text:style-name="L5">
        <text:list-item>
          <text:p text:style-name="P46">Comentem <text:a xlink:type="simple" xlink:href="https://paulinoposada.github.io/web_e/web_e_2425/documents/ta.pdf">tasca 5</text:a>.</text:p>
        </text:list-item>
        <text:list-item>
          <text:p text:style-name="P45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8T19:54:57.356082573</dc:date>
    <meta:editing-duration>PT1H30M24S</meta:editing-duration>
    <meta:editing-cycles>64</meta:editing-cycles>
    <meta:document-statistic meta:table-count="0" meta:image-count="0" meta:object-count="0" meta:page-count="3" meta:paragraph-count="61" meta:word-count="266" meta:character-count="1703" meta:non-whitespace-character-count="1471"/>
  </office:meta>
</office:document-meta>
</file>